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3276b" officeooo:paragraph-rsid="0003276b"/>
    </style:style>
    <style:style style:name="P2" style:family="paragraph" style:parent-style-name="Standard">
      <style:text-properties style:font-name="FreeMono" officeooo:rsid="0004d91f" officeooo:paragraph-rsid="0004d9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Persepolis 1</text:p>
      <text:p text:style-name="P1"/>
      <text:p text:style-name="P2"><text:tab/>Persepolis's most striking aspect was the breadth of society and lifestyle that the main character, Marj, experiences. We (at least I) tend to view daily life of foreign areas portrayed through television as very static, and well established (since many societies are older than that of the United States). The experience traveling, losing pieces of heritage, and literally becoming lost after moving away from the horse-tea lady, really drives home this trouble in which immigrating or moving in general can exchange one trouble for another. Being a college student, and trying to figure things out by living on my own only a few miles away from my parents really brought me to connect with the time that Marj spends wandering and confused in Austria. I can't fathom that kind of dejection, and I likely read the return home to be much happier because of it, even though the character was only beginning another realm of soul searching. </text:p>
      <text:p text:style-name="P2"/>
      <text:p text:style-name="P2"><text:tab/>I'm a little surprised by how much this book reminded me of “I am Malala.” In both books, the description of daily life is fascinating. And the depiction of how quickly a society can change during upheaval really brings me to want a better understanding of my own background and society, because I have (and see around me quite often) a mindset that change in America happens mostly in words only, and that things are sta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3:37:47.304590917</meta:creation-date>
    <dc:date>2016-09-15T13:53:55.842049178</dc:date>
    <meta:editing-duration>PT16M10S</meta:editing-duration>
    <meta:editing-cycles>2</meta:editing-cycles>
    <meta:generator>LibreOffice/5.2.1.2$Linux_X86_64 LibreOffice_project/20m0$Build-2</meta:generator>
    <meta:document-statistic meta:table-count="0" meta:image-count="0" meta:object-count="0" meta:page-count="1" meta:paragraph-count="5" meta:word-count="238" meta:character-count="1398" meta:non-whitespace-character-count="1162"/>
  </office:meta>
</office:document-meta>
</file>